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marker-end="Symmetric_20_Arrow" draw:fill="solid" draw:fill-color="#e6e6e6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3" style:family="graphic" style:parent-style-name="standard">
      <style:graphic-properties svg:stroke-width="0.2cm" svg:stroke-color="#e6e6e6" draw:marker-start-width="0.5cm" draw:marker-end-width="0.5cm" draw:fill="solid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4" style:family="graphic" style:parent-style-name="standard">
      <style:graphic-properties draw:marker-end="Symmetric_20_Arrow" draw:marker-end-width="0.3cm"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c9ebeb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6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69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marker-end="Symmetric_20_Arrow" draw:fill="none" draw:fill-color="#cccccc" draw:textarea-horizontal-align="center" draw:textarea-vertical-align="middle"/>
    </style:style>
    <style:style style:name="gr16" style:family="graphic" style:parent-style-name="standard">
      <style:graphic-properties draw:marker-end="Symmetric_20_Arrow" draw:fill="solid" draw:fill-color="#cccccc" draw:textarea-horizontal-align="center" draw:textarea-vertical-align="middle"/>
    </style:style>
    <style:style style:name="gr17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svg:stroke-color="#cccccc" draw:marker-start-width="0.35cm" draw:marker-end="Symmetric_20_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weight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ff0000" fo:font-size="11pt" fo:font-weight="bold" style:font-size-asian="18pt" style:font-size-complex="18pt"/>
    </style:style>
    <style:style style:name="P10" style:family="paragraph">
      <style:text-properties fo:color="#008000" fo:font-size="11pt" fo:font-weight="bold" style:font-size-asian="18pt" style:font-size-complex="18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paragraph-properties fo:margin-left="0cm" fo:margin-right="0cm" fo:text-align="center" fo:text-indent="0cm"/>
      <style:text-properties fo:font-size="8pt"/>
    </style:style>
    <style:style style:name="P13" style:family="paragraph">
      <style:paragraph-properties fo:margin-left="0cm" fo:margin-right="0cm" fo:text-align="center" fo:text-indent="0cm"/>
      <style:text-properties fo:color="#999999" fo:font-size="28pt"/>
    </style:style>
    <style:style style:name="P14" style:family="paragraph">
      <style:paragraph-properties fo:margin-left="0cm" fo:margin-right="0cm" fo:text-align="center" fo:text-indent="0cm"/>
      <style:text-properties fo:color="#b84747" fo:font-size="28pt" fo:font-weight="normal" style:font-size-asian="18pt" style:font-size-complex="18pt"/>
    </style:style>
    <style:style style:name="P15" style:family="paragraph">
      <style:paragraph-properties fo:margin-left="0cm" fo:margin-right="0cm" fo:text-align="center" fo:text-indent="0cm"/>
      <style:text-properties fo:color="#33cc66" fo:font-size="28pt" fo:font-weight="normal"/>
    </style:style>
    <style:style style:name="T1" style:family="text">
      <style:text-properties fo:font-size="16pt" fo:font-weight="bold"/>
    </style:style>
    <style:style style:name="T2" style:family="text">
      <style:text-properties fo:font-size="10pt"/>
    </style:style>
    <style:style style:name="T3" style:family="text">
      <style:text-properties fo:font-size="12pt"/>
    </style:style>
    <style:style style:name="T4" style:family="text">
      <style:text-properties fo:font-size="12pt" fo:font-weight="bold"/>
    </style:style>
    <style:style style:name="T5" style:family="text">
      <style:text-properties fo:color="#ff0000" fo:font-size="11pt" fo:font-weight="bold" style:font-size-asian="18pt" style:font-size-complex="18pt"/>
    </style:style>
    <style:style style:name="T6" style:family="text">
      <style:text-properties fo:color="#008000" fo:font-size="11pt" fo:font-weight="bold" style:font-size-asian="18pt" style:font-size-complex="18pt"/>
    </style:style>
    <style:style style:name="T7" style:family="text">
      <style:text-properties fo:font-size="8pt"/>
    </style:style>
    <style:style style:name="T8" style:family="text">
      <style:text-properties fo:color="#999999" fo:font-size="28pt" fo:font-weight="bold" style:font-size-asian="18pt" style:font-size-complex="18pt"/>
    </style:style>
    <style:style style:name="T9" style:family="text">
      <style:text-properties fo:color="#b84747" fo:font-size="28pt" fo:font-weight="normal" style:font-size-asian="18pt" style:font-size-complex="18pt"/>
    </style:style>
    <style:style style:name="T10" style:family="text">
      <style:text-properties fo:color="#33cc66" fo:font-family="Dingbats" style:font-style-name="Regular" style:font-pitch="variable" style:font-charset="x-symbol" fo:font-size="28pt" fo:font-weight="normal" style:font-family-asian="Dingbats" style:font-style-name-asian="Regular" style:font-pitch-asian="variable" style:font-charset-asian="x-symbol" style:font-size-asian="18pt" style:font-family-complex="Dingbats" style:font-style-name-complex="Regular" style:font-pitch-complex="variable" style:font-charset-complex="x-symbol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5.5cm" svg:height="8.5cm" svg:x="1.318cm" svg:y="6.178cm">
          <text:p text:style-name="P1"><text:span text:style-name="T1">Prepare</text:span></text:p>
        </draw:rect>
        <draw:rect draw:style-name="gr1" draw:text-style-name="P2" draw:layer="layout" svg:width="5.5cm" svg:height="8.5cm" svg:x="8.818cm" svg:y="6.178cm">
          <text:p text:style-name="P1"><text:span text:style-name="T1">Build</text:span></text:p>
        </draw:rect>
        <draw:rect draw:style-name="gr1" draw:text-style-name="P2" draw:layer="layout" svg:width="6.5cm" svg:height="6cm" svg:x="0.818cm" svg:y="18.178cm">
          <text:p text:style-name="P1"><text:span text:style-name="T1">Validate</text:span></text:p>
        </draw:rect>
        <draw:rect draw:style-name="gr1" draw:text-style-name="P2" draw:layer="layout" svg:width="6.5cm" svg:height="8.5cm" svg:x="0.818cm" svg:y="25.178cm">
          <text:p text:style-name="P1"><text:span text:style-name="T1">Save</text:span></text:p>
        </draw:rect>
        <draw:rect draw:style-name="gr1" draw:text-style-name="P2" draw:layer="layout" svg:width="6.5cm" svg:height="10.5cm" svg:x="8.318cm" svg:y="18.178cm">
          <text:p text:style-name="P1"><text:span text:style-name="T1">Render</text:span></text:p>
        </draw:rect>
        <draw:connector draw:style-name="gr2" draw:text-style-name="P3" draw:layer="layout" draw:line-skew="1cm" svg:x1="5.549cm" svg:y1="3.677cm" svg:x2="4.067cm" svg:y2="7.178cm" draw:start-shape="id1" draw:start-glue-point="6" draw:end-shape="id2" draw:end-glue-point="4">
          <text:p text:style-name="P8"/>
        </draw:connector>
        <draw:custom-shape draw:style-name="gr3" draw:text-style-name="P3" draw:layer="layout" svg:width="6.436cm" svg:height="6.5cm" svg:x="8.265cm" svg:y="29.139cm">
          <text:p text:style-name="P8"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068cm" svg:y1="21.581cm" svg:x2="4.067cm" svg:y2="22.081cm" draw:start-shape="id3" draw:end-shape="id4" draw:end-glue-point="4">
          <text:p text:style-name="P8"/>
        </draw:connector>
        <draw:custom-shape draw:style-name="gr5" draw:text-style-name="P4" draw:id="id7" draw:layer="layout" svg:width="5.5cm" svg:height="1cm" svg:x="4.318cm" svg:y="4.678cm">
          <text:p text:style-name="P1"><text:span text:style-name="T2">drupal_</text:span><text:span text:style-name="T3">execu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4" draw:id="id2" draw:layer="layout" svg:width="4.5cm" svg:height="1cm" svg:x="1.818cm" svg:y="7.178cm">
          <text:p text:style-name="P1"><text:span text:style-name="T2">drupal_</text:span><text:span text:style-name="T3">retrieve_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15" draw:layer="layout" svg:width="4.5cm" svg:height="1cm" svg:x="1.818cm" svg:y="10.178cm">
          <text:p text:style-name="P1"><text:span text:style-name="T2">drupal_</text:span><text:span text:style-name="T3">process_for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id="id20" draw:layer="layout" svg:width="4.5cm" svg:height="1cm" svg:x="1.818cm" svg:y="11.678cm">
          <text:p text:style-name="P1"><text:span text:style-name="T2">drupal_</text:span><text:span text:style-name="T3">prepare_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21" draw:layer="layout" svg:width="4.5cm" svg:height="1cm" svg:x="1.818cm" svg:y="13.178cm">
          <text:p text:style-name="P1"><text:span text:style-name="T2">hook_</text:span><text:span text:style-name="T3">form_al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id="id22" draw:layer="layout" svg:width="4.5cm" svg:height="1cm" svg:x="9.318cm" svg:y="7.178cm">
          <text:p text:style-name="P1"><text:span text:style-name="T2">drupal_</text:span><text:span text:style-name="T3">form_buil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draw:id="id24" draw:layer="layout" svg:width="4.5cm" svg:height="1cm" svg:x="9.318cm" svg:y="10.178cm">
          <text:p text:style-name="P1"><text:span text:style-name="T3">#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25" draw:layer="layout" svg:width="4.5cm" svg:height="1.037cm" svg:x="9.318cm" svg:y="11.678cm">
          <text:p text:style-name="P1"><text:span text:style-name="T2">form_</text:span><text:span text:style-name="T3">set_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id="id26" draw:layer="layout" svg:width="4.5cm" svg:height="1cm" svg:x="9.318cm" svg:y="13.178cm">
          <text:p text:style-name="P1"><text:span text:style-name="T3">#after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id="id6" draw:layer="layout" svg:width="4.5cm" svg:height="1cm" svg:x="9.318cm" svg:y="19.178cm">
          <text:p text:style-name="P1"><text:span text:style-name="T2">drupal_</text:span><text:span text:style-name="T3">render_for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4" draw:id="id5" draw:layer="layout" svg:width="3cm" svg:height="2cm" svg:x="6.318cm" svg:y="16.178cm">
          <text:p text:style-name="P1"><text:span text:style-name="T3">Post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draw:id="id8" draw:layer="layout" svg:width="4.5cm" svg:height="1cm" svg:x="1.818cm" svg:y="19.081cm">
          <text:p text:style-name="P1"><text:span text:style-name="T3">#vali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" draw:id="id4" draw:layer="layout" svg:width="3.5cm" svg:height="2cm" svg:x="2.318cm" svg:y="22.081cm">
          <text:p text:style-name="P1"><text:span text:style-name="T3">Vali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draw:id="id9" draw:layer="layout" svg:width="4.5cm" svg:height="1cm" svg:x="1.818cm" svg:y="26.178cm">
          <text:p text:style-name="P1"><text:span text:style-name="T3">#subm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id="id23" draw:layer="layout" svg:width="4.5cm" svg:height="1cm" svg:x="9.318cm" svg:y="8.678cm">
          <text:p text:style-name="P1"><text:span text:style-name="T2">hook_</text:span><text:span text:style-name="T3">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318cm" svg:y1="17.177cm" svg:x2="11.567cm" svg:y2="19.178cm" draw:start-shape="id5" draw:start-glue-point="7" draw:end-shape="id6" draw:end-glue-point="4">
          <text:p text:style-name="P8"/>
        </draw:connector>
        <draw:connector draw:style-name="gr4" draw:text-style-name="P3" draw:layer="layout" draw:line-skew="-0.001cm" svg:x1="5.818cm" svg:y1="23.08cm" svg:x2="9.318cm" svg:y2="19.678cm" draw:start-shape="id4" draw:start-glue-point="7" draw:end-shape="id6">
          <text:p text:style-name="P8"/>
        </draw:connector>
        <draw:connector draw:style-name="gr2" draw:text-style-name="P3" draw:layer="layout" draw:line-skew="1cm 0.249cm -0.751cm" svg:x1="4.867cm" svg:y1="5.177cm" svg:x2="4.067cm" svg:y2="7.178cm" draw:start-shape="id7" draw:start-glue-point="6" draw:end-shape="id2" draw:end-glue-point="4">
          <text:p text:style-name="P8"/>
        </draw:connector>
        <draw:frame draw:style-name="gr9" draw:text-style-name="P6" draw:layer="layout" svg:width="1.355cm" svg:height="0.903cm" svg:x="4.068cm" svg:y="24.081cm">
          <draw:text-box>
            <text:p text:style-name="P1"><text:span text:style-name="T4">yes</text:span></text:p>
          </draw:text-box>
        </draw:frame>
        <draw:frame draw:style-name="gr9" draw:text-style-name="P6" draw:layer="layout" svg:width="1.855cm" svg:height="0.903cm" svg:x="5.067cm" svg:y="16.274cm">
          <draw:text-box>
            <text:p text:style-name="P1"><text:span text:style-name="T4">yes</text:span></text:p>
          </draw:text-box>
        </draw:frame>
        <draw:frame draw:style-name="gr9" draw:text-style-name="P6" draw:layer="layout" svg:width="1.855cm" svg:height="0.903cm" svg:x="8.818cm" svg:y="16.275cm">
          <draw:text-box>
            <text:p text:style-name="P1"><text:span text:style-name="T4">no</text:span></text:p>
          </draw:text-box>
        </draw:frame>
        <draw:frame draw:style-name="gr9" draw:text-style-name="P6" draw:layer="layout" svg:width="1.5cm" svg:height="0.903cm" svg:x="5.318cm" svg:y="22.178cm">
          <draw:text-box>
            <text:p text:style-name="P1"><text:span text:style-name="T4">no</text:span></text:p>
          </draw:text-box>
        </draw:frame>
        <draw:custom-shape draw:style-name="gr7" draw:text-style-name="P4" draw:id="id16" draw:layer="layout" svg:width="4.5cm" svg:height="1cm" svg:x="9.318cm" svg:y="23.178cm">
          <text:p text:style-name="P1"><text:span text:style-name="T3">#the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3" draw:layer="layout" svg:width="4.5cm" svg:height="1cm" svg:x="1.818cm" svg:y="20.581cm">
          <text:p text:style-name="P7"><text:span text:style-name="T2">hook_</text:span><text:span text:style-name="T3">node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10" draw:layer="layout" svg:width="4.5cm" svg:height="1cm" svg:x="1.818cm" svg:y="27.678cm">
          <text:p text:style-name="P7"><text:span text:style-name="T2">hook_</text:span><text:span text:style-name="T3">nodea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0" draw:text-style-name="P9" draw:layer="layout" svg:width="3.948cm" svg:height="0.704cm" svg:x="9.701cm" svg:y="31.338cm">
          <draw:text-box>
            <text:p text:style-name="P8"><text:span text:style-name="T5">Gone in Drupal 6.x</text:span></text:p>
          </draw:text-box>
        </draw:frame>
        <draw:frame draw:style-name="gr11" draw:text-style-name="P8" draw:layer="layout" svg:width="3.169cm" svg:height="0.963cm" svg:x="11.765cm" svg:y="29.176cm">
          <draw:text-box>
            <text:p text:style-name="P8">Legend</text:p>
          </draw:text-box>
        </draw:frame>
        <draw:custom-shape draw:style-name="gr12" draw:text-style-name="P3" draw:layer="layout" svg:width="6.793cm" svg:height="2.17cm" svg:x="1.609cm" svg:y="0.583cm">
          <text:p text:style-name="P8"/>
          <draw:enhanced-geometry svg:viewBox="0 0 21600 21600" draw:type="rectangle" draw:enhanced-path="M 0 0 L 21600 0 21600 21600 0 21600 0 0 Z N"/>
        </draw:custom-shape>
        <draw:frame draw:style-name="gr10" draw:layer="layout" svg:width="4.689cm" svg:height="1.675cm" svg:x="2.638cm" svg:y="0.902cm">
          <draw:text-box>
            <text:p text:style-name="P8">FAPI Workflow</text:p>
            <text:p text:style-name="P1">5.x and 6.x</text:p>
          </draw:text-box>
        </draw:frame>
        <draw:custom-shape draw:style-name="gr6" draw:text-style-name="P4" draw:id="id14" draw:layer="layout" svg:width="4.5cm" svg:height="1cm" svg:x="1.818cm" svg:y="8.678cm">
          <text:p text:style-name="P1"><text:span text:style-name="T2">hook_</text:span><text:span text:style-name="T3">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id="id19" draw:layer="layout" svg:width="4.5cm" svg:height="1cm" svg:x="9.318cm" svg:y="21.178cm">
          <text:p text:style-name="P1"><text:span text:style-name="T3">#pre_r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318cm" svg:y1="17.177cm" svg:x2="4.067cm" svg:y2="19.081cm" draw:start-shape="id5" draw:start-glue-point="5" draw:end-shape="id8" draw:end-glue-point="4">
          <text:p text:style-name="P8"/>
        </draw:connector>
        <draw:frame draw:style-name="gr10" draw:text-style-name="P10" draw:layer="layout" svg:width="4.147cm" svg:height="0.704cm" svg:x="9.728cm" svg:y="30.139cm">
          <draw:text-box>
            <text:p text:style-name="P8"><text:span text:style-name="T6">Added in Drupal 6.x</text:span></text:p>
          </draw:text-box>
        </draw:frame>
        <draw:custom-shape draw:style-name="gr7" draw:text-style-name="P4" draw:id="id17" draw:layer="layout" svg:width="4.5cm" svg:height="1cm" svg:x="9.318cm" svg:y="25.178cm">
          <text:p text:style-name="P1"><text:span text:style-name="T3">#post_ren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id="id11" draw:layer="layout" svg:width="4.5cm" svg:height="0.945cm" svg:x="1.818cm" svg:y="29.233cm">
          <text:p text:style-name="P7"><text:span text:style-name="T2">hook_</text:span><text:span text:style-name="T3">nodea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id="id12" draw:layer="layout" svg:width="4.5cm" svg:height="1cm" svg:x="1.818cm" svg:y="30.678cm">
          <text:p text:style-name="P7"><text:span text:style-name="T2">hook_</text:span><text:span text:style-name="T3">nodea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4.067cm" svg:y1="27.178cm" svg:x2="4.067cm" svg:y2="27.678cm" draw:start-shape="id9" draw:start-glue-point="6" draw:end-shape="id10" draw:end-glue-point="4">
          <text:p text:style-name="P8"/>
        </draw:connector>
        <draw:connector draw:style-name="gr13" draw:text-style-name="P3" draw:layer="layout" svg:x1="4.067cm" svg:y1="28.678cm" svg:x2="4.067cm" svg:y2="29.233cm" draw:start-shape="id10" draw:start-glue-point="6" draw:end-shape="id11" draw:end-glue-point="4">
          <text:p text:style-name="P8"/>
        </draw:connector>
        <draw:connector draw:style-name="gr13" draw:text-style-name="P3" draw:layer="layout" svg:x1="4.067cm" svg:y1="30.178cm" svg:x2="4.067cm" svg:y2="30.678cm" draw:start-shape="id11" draw:start-glue-point="6" draw:end-shape="id12" draw:end-glue-point="4">
          <text:p text:style-name="P8"/>
        </draw:connector>
        <draw:connector draw:style-name="gr13" draw:text-style-name="P3" draw:layer="layout" svg:x1="4.067cm" svg:y1="31.678cm" svg:x2="4.068cm" svg:y2="32.178cm" draw:start-shape="id12" draw:start-glue-point="6" draw:end-shape="id13" draw:end-glue-point="0">
          <text:p text:style-name="P8"/>
        </draw:connector>
        <draw:connector draw:style-name="gr13" draw:text-style-name="P3" draw:layer="layout" svg:x1="4.067cm" svg:y1="24.081cm" svg:x2="4.068cm" svg:y2="26.178cm" draw:start-shape="id4" draw:start-glue-point="6" draw:end-shape="id9" draw:end-glue-point="0">
          <text:p text:style-name="P8"/>
        </draw:connector>
        <draw:custom-shape draw:style-name="gr5" draw:text-style-name="P4" draw:id="id1" draw:layer="layout" svg:width="5.5cm" svg:height="1cm" svg:x="5cm" svg:y="3.178cm">
          <text:p text:style-name="P1"><text:span text:style-name="T2">drupal_</text:span><text:span text:style-name="T3">get_for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4" draw:text-style-name="P3" draw:layer="layout" svg:x1="4.067cm" svg:y1="8.178cm" svg:x2="4.067cm" svg:y2="8.678cm" draw:start-shape="id2" draw:start-glue-point="6" draw:end-shape="id14" draw:end-glue-point="4">
          <text:p text:style-name="P8"/>
        </draw:connector>
        <draw:connector draw:style-name="gr13" draw:text-style-name="P3" draw:layer="layout" svg:x1="4.067cm" svg:y1="9.678cm" svg:x2="4.067cm" svg:y2="10.178cm" draw:start-shape="id14" draw:start-glue-point="6" draw:end-shape="id15" draw:end-glue-point="4">
          <text:p text:style-name="P8"/>
        </draw:connector>
        <draw:custom-shape draw:style-name="gr7" draw:text-style-name="P4" draw:layer="layout" svg:width="5.5cm" svg:height="1cm" svg:x="8.701cm" svg:y="32.398cm">
          <text:p text:style-name="P1"><text:span text:style-name="T3">Callb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5.5cm" svg:height="1cm" svg:x="8.701cm" svg:y="33.402cm">
          <text:p text:style-name="P1"><text:span text:style-name="T3">Hoo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3" draw:layer="layout" svg:x1="11.567cm" svg:y1="24.178cm" svg:x2="11.567cm" svg:y2="25.178cm" draw:start-shape="id16" draw:start-glue-point="6" draw:end-shape="id17" draw:end-glue-point="4">
          <text:p text:style-name="P8"/>
        </draw:connector>
        <draw:connector draw:style-name="gr13" draw:text-style-name="P3" draw:layer="layout" svg:x1="11.567cm" svg:y1="26.178cm" svg:x2="11.568cm" svg:y2="27.178cm" draw:start-shape="id17" draw:start-glue-point="6" draw:end-shape="id18" draw:end-glue-point="0">
          <text:p text:style-name="P8"/>
        </draw:connector>
        <draw:connector draw:style-name="gr13" draw:text-style-name="P3" draw:layer="layout" svg:x1="11.567cm" svg:y1="22.178cm" svg:x2="11.567cm" svg:y2="23.178cm" draw:start-shape="id19" draw:start-glue-point="6" draw:end-shape="id16" draw:end-glue-point="4">
          <text:p text:style-name="P8"/>
        </draw:connector>
        <draw:connector draw:style-name="gr13" draw:text-style-name="P3" draw:layer="layout" svg:x1="11.567cm" svg:y1="20.178cm" svg:x2="11.567cm" svg:y2="21.178cm" draw:start-shape="id6" draw:start-glue-point="6" draw:end-shape="id19" draw:end-glue-point="4">
          <text:p text:style-name="P8"/>
        </draw:connector>
        <draw:connector draw:style-name="gr13" draw:text-style-name="P3" draw:layer="layout" svg:x1="4.067cm" svg:y1="11.178cm" svg:x2="4.067cm" svg:y2="11.678cm" draw:start-shape="id15" draw:start-glue-point="6" draw:end-shape="id20" draw:end-glue-point="4">
          <text:p text:style-name="P8"/>
        </draw:connector>
        <draw:connector draw:style-name="gr13" draw:text-style-name="P3" draw:layer="layout" svg:x1="4.067cm" svg:y1="12.678cm" svg:x2="4.067cm" svg:y2="13.178cm" draw:start-shape="id20" draw:start-glue-point="6" draw:end-shape="id21" draw:end-glue-point="4">
          <text:p text:style-name="P8"/>
        </draw:connector>
        <draw:connector draw:style-name="gr13" draw:text-style-name="P3" draw:layer="layout" svg:x1="6.318cm" svg:y1="13.677cm" svg:x2="9.318cm" svg:y2="7.677cm" draw:start-shape="id21" draw:start-glue-point="7" draw:end-shape="id22" draw:end-glue-point="5">
          <text:p text:style-name="P8"/>
        </draw:connector>
        <draw:connector draw:style-name="gr13" draw:text-style-name="P3" draw:layer="layout" svg:x1="11.567cm" svg:y1="8.178cm" svg:x2="11.567cm" svg:y2="8.678cm" draw:start-shape="id22" draw:start-glue-point="6" draw:end-shape="id23" draw:end-glue-point="4">
          <text:p text:style-name="P8"/>
        </draw:connector>
        <draw:connector draw:style-name="gr13" draw:text-style-name="P3" draw:layer="layout" svg:x1="11.567cm" svg:y1="9.678cm" svg:x2="11.567cm" svg:y2="10.178cm" draw:start-shape="id23" draw:start-glue-point="6" draw:end-shape="id24" draw:end-glue-point="4">
          <text:p text:style-name="P8"/>
        </draw:connector>
        <draw:connector draw:style-name="gr13" draw:text-style-name="P3" draw:layer="layout" svg:x1="11.567cm" svg:y1="11.178cm" svg:x2="11.567cm" svg:y2="11.678cm" draw:start-shape="id24" draw:start-glue-point="6" draw:end-shape="id25" draw:end-glue-point="4">
          <text:p text:style-name="P8"/>
        </draw:connector>
        <draw:connector draw:style-name="gr13" draw:text-style-name="P3" draw:layer="layout" svg:x1="11.567cm" svg:y1="12.715cm" svg:x2="11.567cm" svg:y2="13.178cm" draw:start-shape="id25" draw:start-glue-point="6" draw:end-shape="id26" draw:end-glue-point="4">
          <text:p text:style-name="P8"/>
        </draw:connector>
        <draw:connector draw:style-name="gr13" draw:text-style-name="P3" draw:layer="layout" svg:x1="11.567cm" svg:y1="14.178cm" svg:x2="7.817cm" svg:y2="16.178cm" draw:start-shape="id26" draw:start-glue-point="6" draw:end-shape="id5" draw:end-glue-point="4">
          <text:p text:style-name="P8"/>
        </draw:connector>
        <draw:connector draw:style-name="gr13" draw:text-style-name="P3" draw:layer="layout" svg:x1="4.067cm" svg:y1="20.081cm" svg:x2="4.067cm" svg:y2="20.581cm" draw:start-shape="id8" draw:start-glue-point="6" draw:end-shape="id3" draw:end-glue-point="4">
          <text:p text:style-name="P8"/>
        </draw:connector>
        <draw:connector draw:style-name="gr13" draw:text-style-name="P3" draw:layer="layout" svg:x1="7.817cm" svg:y1="15.678cm" svg:x2="7.817cm" svg:y2="16.178cm" draw:end-shape="id5" draw:end-glue-point="4">
          <text:p text:style-name="P8"/>
        </draw:connector>
        <draw:g>
          <draw:rect draw:style-name="gr15" draw:text-style-name="P11" draw:layer="layout" svg:width="1.5cm" svg:height="1cm" svg:x="4.818cm" svg:y="20.581cm">
            <text:p text:style-name="P8"/>
          </draw:rect>
          <draw:rect draw:style-name="gr16" draw:text-style-name="P12" draw:layer="layout" svg:width="1.3cm" svg:height="0.6cm" svg:x="4.918cm" svg:y="20.781cm">
            <text:p text:style-name="P1"><text:span text:style-name="T7">validate</text:span></text:p>
          </draw:rect>
        </draw:g>
        <draw:g>
          <draw:rect draw:style-name="gr15" draw:text-style-name="P11" draw:layer="layout" svg:width="1.5cm" svg:height="1cm" svg:x="4.818cm" svg:y="27.678cm">
            <text:p text:style-name="P8"/>
          </draw:rect>
          <draw:rect draw:style-name="gr16" draw:text-style-name="P12" draw:layer="layout" svg:width="1.3cm" svg:height="0.6cm" svg:x="4.918cm" svg:y="27.878cm">
            <text:p text:style-name="P1"><text:span text:style-name="T7">submit</text:span></text:p>
          </draw:rect>
        </draw:g>
        <draw:g>
          <draw:rect draw:style-name="gr15" draw:text-style-name="P11" draw:layer="layout" svg:width="1.5cm" svg:height="1cm" svg:x="12.701cm" svg:y="33.402cm">
            <text:p text:style-name="P8"/>
          </draw:rect>
          <draw:rect draw:style-name="gr16" draw:text-style-name="P12" draw:layer="layout" svg:width="1.3cm" svg:height="0.6cm" svg:x="12.801cm" svg:y="33.602cm">
            <text:p text:style-name="P1"><text:span text:style-name="T7">args</text:span></text:p>
          </draw:rect>
        </draw:g>
        <draw:g>
          <draw:rect draw:style-name="gr15" draw:text-style-name="P11" draw:layer="layout" svg:width="1.5cm" svg:height="1cm" svg:x="4.818cm" svg:y="29.178cm">
            <text:p text:style-name="P8"/>
          </draw:rect>
          <draw:rect draw:style-name="gr16" draw:text-style-name="P12" draw:layer="layout" svg:width="1.3cm" svg:height="0.6cm" svg:x="4.918cm" svg:y="29.378cm">
            <text:p text:style-name="P1"><text:span text:style-name="T7">presave</text:span></text:p>
          </draw:rect>
        </draw:g>
        <draw:g>
          <draw:rect draw:style-name="gr15" draw:text-style-name="P11" draw:layer="layout" svg:width="1.5cm" svg:height="1cm" svg:x="4.918cm" svg:y="30.678cm">
            <text:p text:style-name="P8"/>
          </draw:rect>
          <draw:rect draw:style-name="gr16" draw:text-style-name="P12" draw:layer="layout" svg:width="1.1cm" svg:height="0.8cm" svg:x="5.118cm" svg:y="30.778cm">
            <text:p text:style-name="P1"><text:span text:style-name="T7">insert</text:span></text:p>
            <text:p text:style-name="P1"><text:span text:style-name="T7">delete</text:span></text:p>
          </draw:rect>
        </draw:g>
        <draw:custom-shape draw:style-name="gr17" draw:text-style-name="P5" draw:id="id13" draw:layer="layout" svg:width="2.5cm" svg:height="1cm" svg:x="2.818cm" svg:y="32.178cm">
          <text:p text:style-name="P1"><text:span text:style-name="T3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id="id18" draw:layer="layout" svg:width="2.5cm" svg:height="1cm" svg:x="10.318cm" svg:y="27.178cm">
          <text:p text:style-name="P1"><text:span text:style-name="T3">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8" draw:text-style-name="P13" draw:layer="layout" svg:width="0.8cm" svg:height="1cm" svg:x="0.918cm" svg:y="29.178cm">
            <text:p text:style-name="P1"><text:span text:style-name="T8">6</text:span></text:p>
          </draw:rect>
        </draw:g>
        <draw:custom-shape draw:style-name="gr5" draw:text-style-name="P4" draw:layer="layout" svg:width="5.5cm" svg:height="1cm" svg:x="8.701cm" svg:y="34.402cm">
          <text:p text:style-name="P1"><text:span text:style-name="T3">Core/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rect draw:style-name="gr18" draw:text-style-name="P13" draw:layer="layout" svg:width="0.8cm" svg:height="1cm" svg:x="13.918cm" svg:y="25.178cm">
            <text:p text:style-name="P1"><text:span text:style-name="T8">6</text:span></text:p>
          </draw:rect>
        </draw:g>
        <draw:g>
          <draw:rect draw:style-name="gr18" draw:text-style-name="P13" draw:layer="layout" svg:width="0.8cm" svg:height="1cm" svg:x="8.901cm" svg:y="31.139cm">
            <text:p text:style-name="P1"><text:span text:style-name="T8">6</text:span></text:p>
          </draw:rect>
        </draw:g>
        <draw:g>
          <draw:rect draw:style-name="gr18" draw:text-style-name="P13" draw:layer="layout" svg:width="0.8cm" svg:height="1cm" svg:x="8.901cm" svg:y="29.876cm">
            <text:p text:style-name="P1"><text:span text:style-name="T8">6</text:span></text:p>
          </draw:rect>
        </draw:g>
        <draw:custom-shape draw:style-name="gr17" draw:text-style-name="P5" draw:id="id27" draw:layer="layout" svg:width="3cm" svg:height="1cm" svg:x="10.318cm" svg:y="1.178cm">
          <text:p text:style-name="P1"><text:span text:style-name="T3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3" draw:layer="layout" draw:line-skew="0.998cm" svg:x1="11.818cm" svg:y1="2.178cm" svg:x2="9.939cm" svg:y2="3.677cm" draw:start-shape="id27" draw:start-glue-point="2" draw:end-shape="id1" draw:end-glue-point="9">
          <text:p text:style-name="P8"/>
        </draw:connector>
        <draw:connector draw:style-name="gr19" draw:text-style-name="P3" draw:layer="layout" draw:line-skew="1.748cm" svg:x1="11.818cm" svg:y1="2.178cm" svg:x2="9.257cm" svg:y2="5.177cm" draw:start-shape="id27" draw:start-glue-point="2" draw:end-shape="id7" draw:end-glue-point="9">
          <text:p text:style-name="P8"/>
        </draw:connector>
        <draw:g>
          <draw:rect draw:style-name="gr18" draw:text-style-name="P13" draw:layer="layout" svg:width="0.8cm" svg:height="1cm" svg:x="0.918cm" svg:y="27.678cm">
            <text:p text:style-name="P1"><text:span text:style-name="T8">6</text:span></text:p>
          </draw:rect>
        </draw:g>
        <draw:g>
          <draw:rect draw:style-name="gr18" draw:text-style-name="P14" draw:layer="layout" svg:width="0.8cm" svg:height="1cm" svg:x="0.918cm" svg:y="27.678cm">
            <text:p text:style-name="P1"><text:span text:style-name="T9">X</text:span></text:p>
          </draw:rect>
        </draw:g>
        <draw:g>
          <draw:rect draw:style-name="gr18" draw:text-style-name="P15" draw:layer="layout" svg:width="0.8cm" svg:height="1cm" svg:x="8.901cm" svg:y="29.876cm">
            <text:p text:style-name="P1"><text:span text:style-name="T10"></text:span></text:p>
          </draw:rect>
        </draw:g>
        <draw:g>
          <draw:rect draw:style-name="gr18" draw:text-style-name="P14" draw:layer="layout" svg:width="0.8cm" svg:height="1cm" svg:x="8.901cm" svg:y="31.139cm">
            <text:p text:style-name="P1"><text:span text:style-name="T9">X</text:span></text:p>
          </draw:rect>
        </draw:g>
        <draw:g>
          <draw:rect draw:style-name="gr18" draw:text-style-name="P15" draw:layer="layout" svg:width="0.8cm" svg:height="1cm" svg:x="13.918cm" svg:y="25.178cm">
            <text:p text:style-name="P1"><text:span text:style-name="T10"></text:span></text:p>
          </draw:rect>
        </draw:g>
        <draw:g>
          <draw:rect draw:style-name="gr18" draw:text-style-name="P15" draw:layer="layout" svg:width="0.8cm" svg:height="1cm" svg:x="0.918cm" svg:y="29.178cm">
            <text:p text:style-name="P1"><text:span text:style-name="T10">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0.33cm" fo:margin-left="0.318cm" fo:margin-right="0.347cm" fo:page-width="15.59cm" fo:page-height="5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8-06T17:25:11</meta:creation-date>
    <dc:date>2007-08-15T15:59:18</dc:date>
    <dc:language>en-US</dc:language>
    <meta:editing-cycles>18</meta:editing-cycles>
    <meta:editing-duration>PT6H0M50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